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38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Freq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1st_Digi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2nd_Digi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3rd_Digi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4th_Digi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5th_Digi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6th_Digi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dataFreq.B3:dataFreq.H93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1st_Digi.B3:1st_Digi.H93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2nd_Digi.B3:2nd_Digi.H93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3rd_Digi.B3:3rd_Digi.H93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4th_Digi.B3:4th_Digi.H93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5th_Digi.B3:5th_Digi.H93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6th_Digi.B3:6th_Digi.H93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4T17:49:14.506444221</dc:date>
    <meta:editing-duration>PT8M59S</meta:editing-duration>
    <meta:editing-cycles>2</meta:editing-cycles>
    <meta:generator>LibreOffice/6.4.7.2$Linux_X86_64 LibreOffice_project/40$Build-2</meta:generator>
    <meta:document-statistic meta:table-count="7" meta:cell-count="4459" meta:object-count="0"/>
  </office:meta>
</office:document-meta>
</file>